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67e5b"/>
    </style:style>
    <style:style style:name="P3" style:family="paragraph" style:parent-style-name="Standard">
      <style:paragraph-properties fo:text-align="justify" style:justify-single-word="false"/>
      <style:text-properties officeooo:paragraph-rsid="00172cc6"/>
    </style:style>
    <style:style style:name="P4" style:family="paragraph" style:parent-style-name="Standard">
      <style:paragraph-properties fo:text-align="justify" style:justify-single-word="false"/>
      <style:text-properties officeooo:paragraph-rsid="00191995"/>
    </style:style>
    <style:style style:name="P5" style:family="paragraph" style:parent-style-name="Standard">
      <style:paragraph-properties fo:text-align="justify" style:justify-single-word="false"/>
      <style:text-properties officeooo:paragraph-rsid="001aeaf2"/>
    </style:style>
    <style:style style:name="P6" style:family="paragraph" style:parent-style-name="Standard">
      <style:paragraph-properties fo:text-align="justify" style:justify-single-word="false"/>
      <style:text-properties officeooo:rsid="00191995" officeooo:paragraph-rsid="001aeaf2"/>
    </style:style>
    <style:style style:name="P7" style:family="paragraph" style:parent-style-name="Standard">
      <style:paragraph-properties fo:text-align="justify" style:justify-single-word="false"/>
      <style:text-properties officeooo:rsid="00191995" officeooo:paragraph-rsid="001c3ce5"/>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1d8037" officeooo:paragraph-rsid="001d8037" style:font-weight-asian="bold" style:font-weight-complex="bold"/>
    </style:style>
    <style:style style:name="T1" style:family="text">
      <style:text-properties officeooo:rsid="0013adc0"/>
    </style:style>
    <style:style style:name="T2" style:family="text">
      <style:text-properties officeooo:rsid="0014c420"/>
    </style:style>
    <style:style style:name="T3" style:family="text">
      <style:text-properties officeooo:rsid="00167e5b"/>
    </style:style>
    <style:style style:name="T4" style:family="text">
      <style:text-properties officeooo:rsid="00172cc6"/>
    </style:style>
    <style:style style:name="T5" style:family="text">
      <style:text-properties officeooo:rsid="00186c06"/>
    </style:style>
    <style:style style:name="T6" style:family="text">
      <style:text-properties officeooo:rsid="00191995"/>
    </style:style>
    <style:style style:name="T7" style:family="text">
      <style:text-properties officeooo:rsid="001aeaf2"/>
    </style:style>
    <style:style style:name="T8" style:family="text">
      <style:text-properties officeooo:rsid="001c3ce5"/>
    </style:style>
    <style:style style:name="T9" style:family="text">
      <style:text-properties fo:background-color="#ffff00" loext:char-shading-value="0"/>
    </style:style>
    <style:style style:name="T10" style:family="text">
      <style:text-properties officeooo:rsid="001aeaf2" fo:background-color="#ffff00" loext:char-shading-value="0"/>
    </style:style>
    <style:style style:name="T11" style:family="text">
      <style:text-properties officeooo:rsid="001aeaf2" fo:background-color="#ffff00" loext:char-shading-value="0"/>
    </style:style>
    <style:style style:name="T12"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s Letrados</text:p>
      <text:p text:style-name="Standard"/>
      <text:p text:style-name="P8">Resumo</text:p>
      <text:p text:style-name="P1">O avanço tecnológico influ<text:span text:style-name="T1">e</text:span>ncia diretamente <text:span text:style-name="T2">na</text:span> transformaç<text:span text:style-name="T2">ão</text:span> <text:span text:style-name="T2">das</text:span> atividade<text:span text:style-name="T2">s</text:span> humana<text:span text:style-name="T2">s</text:span>, este avanço proporciona novas formas de vivência. Como consequência surge a necessidade de avaliação contínua das formas de viver, ensinar e aprender. No âmbito do processo evolutivo e adaptativo da aprendizagem os jogos, de maneira geral, desempenham um papel importante no desenvolvimento da inteligência das crianças (Piaget, 1971). Neste contexto este trabalho tem como objetivo apresentar um jogo infantil educacional para auxiliar o processo de aprendizagem através d<text:span text:style-name="T2">o uso de </text:span>operações matemáticas <text:span text:style-name="T2">básicas</text:span> e com associação de palavras às imagens.</text:p>
      <text:p text:style-name="Standard"/>
      <text:p text:style-name="P8">Introdução</text:p>
      <text:p text:style-name="P2"><text:span text:style-name="T1">O avanço tecnológico influencia diretamente </text:span><text:span text:style-name="T2">na</text:span><text:span text:style-name="T1"> transformaç</text:span><text:span text:style-name="T2">ão</text:span><text:span text:style-name="T1"> </text:span><text:span text:style-name="T2">das</text:span><text:span text:style-name="T1"> atividade</text:span><text:span text:style-name="T2">s</text:span><text:span text:style-name="T1"> humana</text:span><text:span text:style-name="T2">s</text:span><text:span text:style-name="T1">, este avanço proporciona novas formas de vivência. </text:span><text:span text:style-name="T3">Neste momento podemos citar o aumento do consumo de smartphones (telefones com acesso a redes sociais e Internet) e a nova maneira na qual a comunicação e a informação está presente em nossos dias e em um público cada vez mais jovem. Consequentemente, surge a necessidade da existência de jogos </text:span><text:span text:style-name="T5">e aplicativos</text:span><text:span text:style-name="T3"> infantis que auxiliem </text:span><text:span text:style-name="T5">n</text:span><text:span text:style-name="T3">o processo de aprendizagem </text:span><text:span text:style-name="T5">das</text:span><text:span text:style-name="T3"> crianças. </text:span></text:p>
      <text:p text:style-name="P2"/>
      <text:p text:style-name="P4"><text:span text:style-name="T4">A utilização de smartphones por criança é uma realidade, </text:span><text:span text:style-name="T5">a pesquisa</text:span><text:span text:style-name="T4"> “</text:span>Panorama Mobile Time/Opinion Box – Crianças e smartphones no Brasi<text:span text:style-name="T5">l”, realizada em outubro de 2010, indica que 61% das crianças de 0 a 3 anos têm acesso a smartphone, seja próprio ou dos pais. Outro item importante apresentado na pesquisa é </text:span><text:span text:style-name="T6">que 71% dos</text:span><text:span text:style-name="T5"> estudantes da rede pública </text:span><text:span text:style-name="T6">utilizam o</text:span><text:span text:style-name="T5"> smartphone </text:span><text:span text:style-name="T6">como </text:span><text:span text:style-name="T5">o principal dispositivo de acesso às aulas online, </text:span><text:span text:style-name="T6">enquanto 70% dos estudantes de instituições particulares utilizam o laptop para o acesso às aulas</text:span><text:span text:style-name="T5">.</text:span></text:p>
      <text:p text:style-name="P3"/>
      <text:p text:style-name="P6">O uso de jogos e atividades lúdicas têm se mostrado úteis e de boa receptividade por parte de crianças para atingir o objetivo da educação, <text:span text:style-name="T12">&lt;</text:span><text:span text:style-name="T11">falar sobre jogos e ensino</text:span><text:span text:style-name="T12">&gt;</text:span></text:p>
      <text:p text:style-name="P6"/>
      <text:p text:style-name="P7"><text:span text:style-name="T7">O </text:span>com o avanço tecnológico observa-se um cenário propício para a utilização da tecnologia em conjunto com estas atividades lúdicas no auxílio do processo de aprendizagem. Neste contexto este trabalho tem como objetivo apresentar um jogo infantil educacional para auxiliar o processo de aprendizagem através d<text:span text:style-name="T2">o uso de </text:span>operações matemáticas <text:span text:style-name="T2">básicas</text:span> e <text:span text:style-name="T8">também </text:span>com <text:span text:style-name="T8">toda</text:span> associação de imagens <text:span text:style-name="T8">com palavras</text:span>, <text:span text:style-name="T8">buscando assim uma forma fazer o uso dos recursos </text:span>disponíveis <text:span text:style-name="T8">para propiciar um ambiente educacional mais </text:span>produtivo e eficiente <text:span text:style-name="T8">mesmo não estando </text:span>no ambiente escolar.</text:p>
      <text:p text:style-name="P2"/>
      <text:p text:style-name="P9">Jogos e a Educação</text:p>
      <text:p text:style-name="P9"/>
      <text:p text:style-name="P9"/>
      <text:p text:style-name="Standard"/>
      <text:p text:style-name="Standard"/>
      <text:p text:style-name="P8">Referências</text:p>
      <text:p text:style-name="P1">Piaget, J. A formação do símbolo na criança: imitação, jogo e sonho, imagem e representação: J. Zahar. 1971.</text:p>
      <text:p text:style-name="Standard"/>
      <text:p text:style-name="P5">Panorama Mobile Time/Opinion Box – Crianças e smartphones no Brasi<text:span text:style-name="T5">l</text:span><text:span text:style-name="T7"> de 2021 </text:span>Crianças e smartphones no Brasil – Outubro de 2020 - Panorama Mobile Time/Opinion Box, <text:span text:style-name="T5">, </text:span><text:span text:style-name="T7">acessado em 15 de maio, </text:span>https://www.mobiletime.com.br/pesquisas/criancas-e-smartphones-no-brasil-outubro-de-202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5T22:12:15.001000000</meta:creation-date>
    <dc:date>2021-05-15T23:22:20.129000000</dc:date>
    <meta:editing-duration>PT29M21S</meta:editing-duration>
    <meta:editing-cycles>8</meta:editing-cycles>
    <meta:generator>LibreOffice/7.0.5.2$Windows_X86_64 LibreOffice_project/64390860c6cd0aca4beafafcfd84613dd9dfb63a</meta:generator>
    <meta:document-statistic meta:table-count="0" meta:image-count="0" meta:object-count="0" meta:page-count="1" meta:paragraph-count="12" meta:word-count="426" meta:character-count="2847" meta:non-whitespace-character-count="2429"/>
  </office:meta>
</office:document-meta>
</file>